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Standard" style:family="paragraph">
      <style:paragraph-properties fo:text-align="justify" fo:margin-bottom="0in"/>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19" style:parent-style-name="Standard" style:family="paragraph">
      <style:paragraph-properties fo:text-align="justify" fo:margin-bottom="0in"/>
      <style:text-properties fo:language="es" fo:country="ES"/>
    </style:style>
    <style:style style:name="P120" style:parent-style-name="Standard" style:family="paragraph">
      <style:paragraph-properties fo:text-align="justify" fo:margin-bottom="0in"/>
    </style:style>
    <style:style style:name="T121" style:parent-style-name="Fuentedepárrafopredeter." style:family="text">
      <style:text-properties fo:language="es" fo:country="ES"/>
    </style:style>
    <style:style style:name="T122" style:parent-style-name="Fuentedepárrafopredeter." style:family="text">
      <style:text-properties fo:language="es" fo:country="ES"/>
    </style:style>
    <style:style style:name="P123" style:parent-style-name="Standard" style:family="paragraph">
      <style:paragraph-properties fo:text-align="justify" fo:margin-bottom="0in"/>
    </style:style>
    <style:style style:name="T124" style:parent-style-name="Fuentedepárrafopredeter." style:family="text">
      <style:text-properties fo:language="es" fo:country="ES"/>
    </style:style>
    <style:style style:name="P125" style:parent-style-name="Standard" style:family="paragraph">
      <style:paragraph-properties fo:text-align="justify" fo:margin-bottom="0in"/>
    </style:style>
    <style:style style:name="T126" style:parent-style-name="Fuentedepárrafopredeter." style:family="text">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style>
    <style:style style:name="T130" style:parent-style-name="Fuentedepárrafopredeter." style:family="text">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text-properties fo:language="es" fo:country="ES"/>
    </style:style>
    <style:style style:name="P160" style:parent-style-name="Standard" style:family="paragraph">
      <style:paragraph-properties fo:text-align="justify" fo:margin-bottom="0in"/>
      <style:text-properties fo:language="es" fo:country="ES"/>
    </style:style>
    <style:style style:name="P161" style:parent-style-name="Standard" style:family="paragraph">
      <style:paragraph-properties fo:text-align="justify" fo:margin-bottom="0in"/>
      <style:text-properties fo:language="es" fo:country="ES"/>
    </style:style>
    <style:style style:name="P162" style:parent-style-name="Standard" style:family="paragraph">
      <style:paragraph-properties fo:text-align="justify" fo:margin-bottom="0in"/>
      <style:text-properties fo:language="es" fo:country="ES"/>
    </style:style>
    <style:style style:name="P163" style:parent-style-name="Standard" style:family="paragraph">
      <style:paragraph-properties fo:text-align="justify" fo:margin-bottom="0in"/>
      <style:text-properties fo:language="es" fo:country="ES"/>
    </style:style>
    <style:style style:name="P164" style:parent-style-name="Standard" style:family="paragraph">
      <style:paragraph-properties fo:text-align="justify" fo:margin-bottom="0in"/>
      <style:text-properties fo:language="es" fo:country="ES"/>
    </style:style>
    <style:style style:name="P165" style:parent-style-name="Standard" style:family="paragraph">
      <style:paragraph-properties fo:text-align="justify" fo:margin-bottom="0in"/>
      <style:text-properties fo:font-weight="bold" style:font-weight-asian="bold" fo:font-size="12pt" style:font-size-asian="12pt"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style>
    <style:style style:name="T170" style:parent-style-name="Fuentedepárrafopredeter." style:family="text">
      <style:text-properties fo:language="es" fo:country="ES"/>
    </style:style>
    <style:style style:name="T171" style:parent-style-name="Fuentedepárrafopredeter." style:family="text">
      <style:text-properties fo:font-weight="bold" style:font-weight-asian="bold" fo:language="es" fo:country="ES"/>
    </style:style>
    <style:style style:name="T172" style:parent-style-name="Fuentedepárrafopredeter." style:family="text">
      <style:text-properties fo:language="es" fo:country="ES"/>
    </style:style>
    <style:style style:name="T173" style:parent-style-name="Fuentedepárrafopredeter." style:family="text">
      <style:text-properties fo:font-weight="bold" style:font-weight-asian="bold" fo:language="es" fo:country="ES"/>
    </style:style>
    <style:style style:name="T174" style:parent-style-name="Fuentedepárrafopredeter." style:family="text">
      <style:text-properties fo:language="es" fo:country="ES"/>
    </style:style>
    <style:style style:name="P175" style:parent-style-name="Standard" style:family="paragraph">
      <style:paragraph-properties fo:text-align="justify" fo:margin-bottom="0in"/>
      <style:text-properties fo:language="es" fo:country="ES"/>
    </style:style>
    <style:style style:name="P176" style:parent-style-name="Standard" style:family="paragraph">
      <style:paragraph-properties fo:text-align="justify" fo:margin-bottom="0in"/>
      <style:text-properties fo:language="es" fo:country="ES"/>
    </style:style>
    <style:style style:name="P177" style:parent-style-name="Standard" style:family="paragraph">
      <style:paragraph-properties fo:text-align="justify" fo:margin-bottom="0in"/>
      <style:text-properties fo:language="es" fo:country="ES"/>
    </style:style>
    <style:style style:name="P178" style:parent-style-name="Standard" style:family="paragraph">
      <style:paragraph-properties fo:text-align="justify" fo:margin-bottom="0in"/>
      <style:text-properties fo:language="es" fo:country="ES"/>
    </style:style>
    <style:style style:name="P179" style:parent-style-name="Standard" style:family="paragraph">
      <style:paragraph-properties fo:text-align="justify" fo:margin-bottom="0in"/>
      <style:text-properties fo:language="es" fo:country="ES"/>
    </style:style>
    <style:style style:name="P180" style:parent-style-name="Standard" style:family="paragraph">
      <style:paragraph-properties fo:text-align="justify" fo:margin-bottom="0in"/>
      <style:text-properties fo:language="es" fo:country="ES"/>
    </style:style>
    <style:style style:name="P181" style:parent-style-name="Standard" style:family="paragraph">
      <style:paragraph-properties fo:text-align="justify" fo:margin-bottom="0in"/>
      <style:text-properties fo:language="es" fo:country="ES"/>
    </style:style>
    <style:style style:name="P182" style:parent-style-name="Standard" style:family="paragraph">
      <style:paragraph-properties fo:text-align="center"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margin-bottom="0in"/>
      <style:text-properties fo:language="es" fo:country="ES"/>
    </style:style>
    <style:style style:name="P186" style:parent-style-name="Standard" style:family="paragraph">
      <style:paragraph-properties fo:margin-bottom="0in"/>
      <style:text-properties fo:language="es" fo:country="ES"/>
    </style:style>
    <style:style style:name="P187" style:parent-style-name="Standard" style:family="paragraph">
      <style:paragraph-properties fo:margin-bottom="0in"/>
      <style:text-properties fo:language="es" fo:country="ES"/>
    </style:style>
    <style:style style:name="P188" style:parent-style-name="Standard" style:family="paragraph">
      <style:paragraph-properties fo:margin-bottom="0in"/>
      <style:text-properties fo:language="es" fo:country="ES"/>
    </style:style>
    <style:style style:name="P189" style:parent-style-name="Standard" style:family="paragraph">
      <style:paragraph-properties fo:margin-bottom="0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margin-bottom="0in"/>
      <style:text-properties fo:language="es" fo:country="ES"/>
    </style:style>
    <style:style style:name="P192" style:parent-style-name="Standard" style:family="paragraph">
      <style:paragraph-properties fo:margin-bottom="0in"/>
      <style:text-properties fo:language="es" fo:country="ES"/>
    </style:style>
    <style:style style:name="P193" style:parent-style-name="Standard" style:family="paragraph">
      <style:paragraph-properties fo:margin-bottom="0in"/>
      <style:text-properties fo:language="es" fo:country="ES"/>
    </style:style>
    <style:style style:name="P194" style:parent-style-name="Standard" style:family="paragraph">
      <style:paragraph-properties fo:margin-bottom="0in"/>
      <style:text-properties fo:language="es" fo:country="ES"/>
    </style:style>
    <style:style style:name="P195" style:parent-style-name="Standard" style:family="paragraph">
      <style:paragraph-properties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style:text-properties fo:language="es" fo:country="ES"/>
    </style:style>
    <style:style style:name="P200" style:parent-style-name="Standard" style:family="paragraph">
      <style:paragraph-properties fo:text-align="justify" fo:margin-bottom="0in"/>
      <style:text-properties fo:language="es" fo:country="ES"/>
    </style:style>
    <style:style style:name="P201" style:parent-style-name="Standard" style:family="paragraph">
      <style:paragraph-properties fo:margin-bottom="0in"/>
      <style:text-properties fo:language="es" fo:country="ES"/>
    </style:style>
    <style:style style:name="P202" style:parent-style-name="Standard" style:family="paragraph">
      <style:paragraph-properties fo:text-align="justify" fo:margin-bottom="0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fo:text-indent="0.4916in"/>
      <style:text-properties fo:language="es" fo:country="ES"/>
    </style:style>
    <style:style style:name="P210" style:parent-style-name="Standard" style:family="paragraph">
      <style:paragraph-properties fo:text-align="justify" fo:margin-bottom="0in" fo:text-indent="0.4916in"/>
      <style:text-properties fo:language="es" fo:country="ES"/>
    </style:style>
    <style:style style:name="P211" style:parent-style-name="Standard" style:family="paragraph">
      <style:paragraph-properties fo:text-align="justify" fo:margin-bottom="0in" fo:text-indent="0.4916in"/>
      <style:text-properties fo:language="es" fo:country="ES"/>
    </style:style>
    <style:style style:name="P212" style:parent-style-name="Standard" style:family="paragraph">
      <style:paragraph-properties fo:text-align="justify" fo:margin-bottom="0in"/>
      <style:text-properties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font-weight="bold" style:font-weight-asian="bold" fo:font-size="12pt" style:font-size-asian="12pt"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fo:text-indent="0.4916in"/>
      <style:text-properties fo:language="es" fo:country="ES"/>
    </style:style>
    <style:style style:name="P249" style:parent-style-name="Standard" style:family="paragraph">
      <style:paragraph-properties fo:text-align="justify" fo:margin-bottom="0in"/>
      <style:text-properties fo:language="es" fo:country="ES"/>
    </style:style>
    <style:style style:name="P250" style:parent-style-name="Standard" style:family="paragraph">
      <style:paragraph-properties fo:text-align="justify" fo:margin-bottom="0in"/>
      <style:text-properties fo:language="es" fo:country="ES"/>
    </style:style>
    <style:style style:name="P251" style:parent-style-name="Standard" style:family="paragraph">
      <style:paragraph-properties fo:text-align="justify" fo:margin-bottom="0in"/>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style:text-properties fo:language="es" fo:country="ES"/>
    </style:style>
    <style:style style:name="P255" style:parent-style-name="Standard" style:family="paragraph">
      <style:paragraph-properties fo:text-align="justify" fo:margin-bottom="0in"/>
      <style:text-properties fo:language="es" fo:country="ES"/>
    </style:style>
    <style:style style:name="P256" style:parent-style-name="Standard" style:family="paragraph">
      <style:paragraph-properties fo:text-align="justify" fo:margin-bottom="0in"/>
      <style:text-properties fo:language="es" fo:country="ES"/>
    </style:style>
    <style:style style:name="P257" style:parent-style-name="Standard" style:family="paragraph">
      <style:paragraph-properties fo:text-align="justify" fo:margin-bottom="0in"/>
      <style:text-properties fo:language="es" fo:country="ES"/>
    </style:style>
    <style:style style:name="P258" style:parent-style-name="Standard" style:family="paragraph">
      <style:paragraph-properties fo:text-align="justify" fo:margin-bottom="0in" fo:text-indent="0.4916in"/>
      <style:text-properties fo:language="es" fo:country="ES"/>
    </style:style>
    <style:style style:name="P259" style:parent-style-name="Standard" style:family="paragraph">
      <style:paragraph-properties fo:text-align="justify" fo:margin-bottom="0in" fo:margin-left="0.4916in">
        <style:tab-stops/>
      </style:paragraph-properties>
      <style:text-properties fo:language="es" fo:country="ES"/>
    </style:style>
    <style:style style:name="P260" style:parent-style-name="Standard" style:family="paragraph">
      <style:paragraph-properties fo:text-align="justify" fo:margin-bottom="0in" fo:margin-left="0.4916in">
        <style:tab-stops/>
      </style:paragraph-properties>
      <style:text-properties fo:language="es" fo:country="ES"/>
    </style:style>
    <style:style style:name="P261" style:parent-style-name="Standard" style:family="paragraph">
      <style:paragraph-properties fo:text-align="justify" fo:margin-bottom="0in"/>
      <style:text-properties fo:language="es" fo:country="ES"/>
    </style:style>
    <style:style style:name="P262" style:parent-style-name="Standard" style:family="paragraph">
      <style:paragraph-properties fo:text-align="justify" fo:margin-bottom="0in"/>
      <style:text-properties fo:language="es" fo:country="ES"/>
    </style:style>
    <style:style style:name="P263"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soft-page-break/>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 Preferences</text:p>
      <text:p text:style-name="P75">Se utiliza bastante<text:s/>cuando se quiere compartir bajo volumen de<text:s/>información<text:s/>pero se necesita pasar a varias activities. <text:s/>Se puede ver desde cualquier app (o activity) porque SharedPreferences es un “archivo”(objeto) pu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an estandarizados (nativa), solo se debe personalizar en casos especiales como por<text:s/><text:soft-page-break/>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es de un intent</text:p>
      <text:p text:style-name="P100"/>
      <text:p text:style-name="P101"><text:span text:style-name="T102">Cosas a agregar al proyecto: Agregar una<text:s/></text:span><text:span text:style-name="T103">pantalla de configuracion para S</text:span><text:span text:style-name="T104">hare</text:span><text:span text:style-name="T105">d</text:span><text:span text:style-name="T106">Preference<text:s/></text:span><text:span text:style-name="T107">de forma nativa. Y otro uso de S</text:span><text:span text:style-name="T108">hare</text:span><text:span text:style-name="T109">d</text:span><text:span text:style-name="T110">Preference que compar</text:span><text:span text:style-name="T111">ta<text:s/></text:span><text:span text:style-name="T112">información</text:span><text:span text:style-name="T113"><text:s/>a todas las activities, por ejemplo que en todas las activities se vea el nombre del usuario de login.</text:span></text:p>
      <text:p text:style-name="P114"/>
      <text:p text:style-name="P115"><text:span text:style-name="T116">* Los setting que vemos es de un nivel. Pero hay setting de setting donde se debe crear distintos xml.</text:span></text:p>
      <text:p text:style-name="P117"/>
      <text:p text:style-name="P118">Toolbar</text:p>
      <text:p text:style-name="P119">Antes de la toolbar existia la ActionBar. La toolbar es un elemento mas en el layout, es decir se puede arrastar pero se debe configurar y hereda todo lo de ActionBar. Se puede agregar botones, items, spinner, etc.</text:p>
      <text:p text:style-name="P120"><text:span text:style-name="T121">Para agregar un toolbar ir al xml y arrastrarlo. Para que sea comp</text:span><text:span text:style-name="T122">atible se debe agregar los metodos:</text:span></text:p>
      <text:p text:style-name="P123"><text:span text:style-name="T124"><text:tab/>setSupportActionBar(toolbar);</text:span></text:p>
      <text:p text:style-name="P125"><text:span text:style-name="T126"><text:tab/>getSupportActionBar().setDisplayShowTitle();</text:span></text:p>
      <text:p text:style-name="P127">Para personalizar el toolbar directamente se arrastra el item que se va a agregar.</text:p>
      <text:p text:style-name="P128">* Siempre tratar de usar los iconos estandar en el toolbar.</text:p>
      <text:p text:style-name="P129"><text:span text:style-name="T130">* Si solo se van a agregar botones conviene utilizar la vieja forma de agregar un boton. Si se agregan mas cosas, arrastar los items.</text:span></text:p>
      <text:p text:style-name="P131"/>
      <text:p text:style-name="P132"/>
      <text:p text:style-name="P133">Clase 5</text:p>
      <text:p text:style-name="P134"/>
      <text:p text:style-name="P135">Temas de hoy: Bases de datos → SQL</text:p>
      <text:p text:style-name="P136"/>
      <text:p text:style-name="P137">Recordar: Se usa intends para compartir bajo volumen de informacion pero<text:s/>compartida a una sola activity, los SharedPrerences se utiliza para compartir bajo volumen de datos a diferentes activities. Para grandes volumenes se utiliza Base de datos</text:p>
      <text:p text:style-name="P138"/>
      <text:p text:style-name="P139">Nosotros vamos a usar BBDD relacionales de forma local y no relacionales en la nube con Firebase</text:p>
      <text:p text:style-name="P140">Las BBDD relacionales estan basadas en tablas y las no relacionales en “arbol”, son dos paradigmas distintos de como organizar los datos. Hay muchas arquitecturas de hacer las BBDD.</text:p>
      <text:p text:style-name="P141"/>
      <text:soft-page-break/>
      <text:p text:style-name="P142">En el codigo: crear un archivo .java donde la clase extiende de SQLiteOpenHelper.</text:p>
      <text:p text:style-name="P143">* Una forma de simplificar al crear tablas es usar todos los datos como TEXT</text:p>
      <text:p text:style-name="P144"/>
      <text:p text:style-name="P145">Si se quiere pasar datos a las activities se mandan los query osea los campos que quiero obtener</text:p>
      <text:p text:style-name="P146"/>
      <text:p text:style-name="P147">Los archivos de base de datos se suelen guardar en assets</text:p>
      <text:p text:style-name="P148">* Es util copiar (copyDataBase) la base de datos en la SplashScreem</text:p>
      <text:p text:style-name="P149"/>
      <text:p text:style-name="P150">* Para BBDD no relacionales buscar la librería REALM</text:p>
      <text:p text:style-name="P151">El IDE de Android tiene un debug de base de datos.</text:p>
      <text:p text:style-name="P152"><text:tab/>DebugImplementation com.amitshekhar.android:debug-db:1.0.4</text:p>
      <text:p text:style-name="P153"/>
      <text:p text:style-name="P154"/>
      <text:p text:style-name="P155"/>
      <text:p text:style-name="P156">Para el 1º parcial: Splash → Login → Toolbar + ListView (de objetos propios) → Detail (detalle de cada item)</text:p>
      <text:p text:style-name="P157"><text:tab/><text:tab/><text:tab/><text:tab/><text:tab/>|</text:p>
      <text:p text:style-name="P158"><text:tab/><text:tab/><text:tab/><text:tab/><text:tab/>v</text:p>
      <text:p text:style-name="P159"><text:tab/><text:tab/><text:tab/><text:tab/><text:s text:c="8"/>Settings</text:p>
      <text:p text:style-name="P160"/>
      <text:p text:style-name="P161">Agregar un ABM (alta, baja, modificacion). La BBDD tiene que tener dos tablas: 1 de usuarios y otra de los item de la ListView, ademas de que Detail va a sacar los datos de la BBDD. Otra cosa a agregar en Detail es poner Tabs</text:p>
      <text:p text:style-name="P162">Para agregar se usar un Botón de + (Floating button) en la activity ListView. Para modificar y eliminar se usa Menú contextuales</text:p>
      <text:p text:style-name="P163"/>
      <text:p text:style-name="P164"/>
      <text:p text:style-name="P165">Clase 6</text:p>
      <text:p text:style-name="P166"/>
      <text:p text:style-name="P167">Temas de hoy: Tabs<text:s/>– Fragments – Menu Contextuales</text:p>
      <text:p text:style-name="P168"/>
      <text:p text:style-name="P169"><text:span text:style-name="T170">Los tabs son recursos gráficos. Antes se hacían de forma estática (ej en SGOLIVER). Actualmente se realizan tabs de forma<text:s/></text:span><text:span text:style-name="T171">dinámica</text:span><text:span text:style-name="T172"><text:s/>programando el .java, es muy útil con<text:s/></text:span><text:span text:style-name="T173">Fragments</text:span><text:span text:style-name="T174">.</text:span></text:p>
      <text:p text:style-name="P175">Fragments: es una “mini activity” que tiene<text:s/>un layout y un ciclo de vida casi igual que la activity. No tiene contexto sino que utilizan el de su padre. Utiliza menos recursos que una activity.</text:p>
      <text:p text:style-name="P176">¿Cuándo usar un fragment? Cuando el contexto esta relacionado no tiene sentido usar otra activity. Por ejemplo en la activity list view al pasar a detail es mas útil usar fragment.</text:p>
      <text:p text:style-name="P177"/>
      <text:p text:style-name="P178">* No es obligatorio usar fragments</text:p>
      <text:p text:style-name="P179"/>
      <text:p text:style-name="P180">Ejemplo código: En el xml se crea la estrucNo se arrastra los fragments. En el layout(xml) hay CoordinatorLayout -&gt; AppBarLayout -&gt; TabLayout -&gt; ViewPager(soporte que me permite paginar las tabs). Recordar cada tabs es un fragment</text:p>
      <text:p text:style-name="P181">Para iniciar un fragment:</text:p>
      <text:p text:style-name="P182">New -&gt; Fragment -&gt; Blanck Fragment (destildar los dos ultimos)</text:p>
      <text:p text:style-name="P183">Para sincronizar los fragment con el xml hay que crear un adapter.<text:s/></text:p>
      <text:p text:style-name="P184">* Buscar: tab, viewPager, fragment</text:p>
      <text:p text:style-name="P185">* Cuando una función pide el contexto no se puede poner this! Hay que usar getActivity().</text:p>
      <text:p text:style-name="P186"/>
      <text:soft-page-break/>
      <text:p text:style-name="P187">Como comunicar fragment con activities y entre fragment, existe una librería que se base en un bus de eventos (comunicacion) donde alguien arroja un dato y cualquiera lo puede leer. Tiene funcionalidades como si el dato en el bus es tomado, se elimina o se deja para que lo tome otro. Librería:</text:p>
      <text:p text:style-name="P188">Implementación ‘org.greenrobot:eventBus:3.1.1’</text:p>
      <text:p text:style-name="P189"/>
      <text:p text:style-name="P190">Cosas a agregar: Tabs (2 por lo menos) en la activity<text:s/>Details.</text:p>
      <text:p text:style-name="P191"/>
      <text:p text:style-name="P192"/>
      <text:p text:style-name="P193">------------------------------------------------------------------</text:p>
      <text:p text:style-name="P194">*** sharePreferences para el setting</text:p>
      <text:p text:style-name="P195"/>
      <text:p text:style-name="P196">Carpetas</text:p>
      <text:p text:style-name="P197">Adapters</text:p>
      <text:p text:style-name="P198">clases</text:p>
      <text:p text:style-name="P199">Activities</text:p>
      <text:p text:style-name="P200">Fragments</text:p>
      <text:p text:style-name="P201">------------------------------------------------------------------</text:p>
      <text:p text:style-name="P202"/>
      <text:p text:style-name="P203">Menu contextual: Ejemplo<text:s/>en el boton</text:p>
      <text:p text:style-name="P204">registerForContextMenu(fr1); fr1 es un button</text:p>
      <text:p text:style-name="P205">fr1.setSelected(true);</text:p>
      <text:p text:style-name="P206"/>
      <text:p text:style-name="P207">onCreateContextMenu(…) {</text:p>
      <text:p text:style-name="P208">super.onCreate() {</text:p>
      <text:p text:style-name="P209">menú.setHeaderTitle(“Editar Frase”);</text:p>
      <text:p text:style-name="P210">menú.add();</text:p>
      <text:p text:style-name="P211">menú.add();</text:p>
      <text:p text:style-name="P212">}</text:p>
      <text:p text:style-name="P213"/>
      <text:p text:style-name="P214">Para saber quien disparo:</text:p>
      <text:p text:style-name="P215">onContextItemSelected() {</text:p>
      <text:p text:style-name="P216"><text:tab/>if(ítem.getItemId() == fr1.getId())</text:p>
      <text:p text:style-name="P217">}</text:p>
      <text:p text:style-name="P218">La función getId() devuelve el id real de un objeto (no el que ponemos nosotros a mano en el xml)</text:p>
      <text:p text:style-name="P219"/>
      <text:p text:style-name="P220"/>
      <text:p text:style-name="P221">Clase 7</text:p>
      <text:p text:style-name="P222"/>
      <text:p text:style-name="P223">Temas de hoy: Llamadas, SMS, Dialog, SnackBar, Email</text:p>
      <text:p text:style-name="P224"/>
      <text:p text:style-name="P225">Llamadas: Al querer hacer una llamada, se va de la aplicación por lo<text:s/>tanto volver después es complicado. Para la llamada android tiene una API nativa<text:s/></text:p>
      <text:p text:style-name="P226">Codigo:<text:s/></text:p>
      <text:p text:style-name="P227">Intent calIntent = new Intent(Intent.ACTION_CALL);</text:p>
      <text:p text:style-name="P228">callIntent.setData(Uri.parse(“tel:141”));</text:p>
      <text:p text:style-name="P229">startActivity(callIntent);</text:p>
      <text:p text:style-name="P230"/>
      <text:soft-page-break/>
      <text:p text:style-name="P231">Dialog: Librería a utilizar FancyAlertDialog. Son pop ups (alertas, mensajes) que se muestran en pantalla al realizar cierta acción. La librería trabaja con fragments. Los dialog son muy útiles para notificaciones o alertar sobre algo</text:p>
      <text:p text:style-name="P232">Usos: en el login mostrar usuario incorrecto, en signUp mostrar<text:s/>usuario ya registrado, en ListView mostrar que si esta seguro de borrar un item</text:p>
      <text:p text:style-name="P233">Codigo:</text:p>
      <text:p text:style-name="P234">New FancyAlertDialog.Builder(getActivity())</text:p>
      <text:p text:style-name="P235"/>
      <text:p text:style-name="P236">Email: Los formularios generalmente se envían a los email cuando no se quiere administrar los datos enviados (mas barato).</text:p>
      <text:p text:style-name="P237">Codigo:</text:p>
      <text:p text:style-name="P238">Intent i = new Intent(Intent.ACTION_SEND);</text:p>
      <text:p text:style-name="P239">i.putExtra(Intent.EXTRA_EMAIL, new String[]{“mail”});</text:p>
      <text:p text:style-name="P240">i.putExtra(Intent.EXTRA_SUBJECT, “Consulta…”);</text:p>
      <text:p text:style-name="P241">i.putExtra(Intent.EXTRA_TEXT)</text:p>
      <text:p text:style-name="P242"/>
      <text:p text:style-name="P243">i.setType(“message/rfc822”);</text:p>
      <text:p text:style-name="P244">i.setPackage(“”); // que email usar GMAIL; YAHOO</text:p>
      <text:p text:style-name="P245">// Para enviar el mail hay que poner si o si un try-catch</text:p>
      <text:p text:style-name="P246">try {}</text:p>
      <text:p text:style-name="P247">catch{</text:p>
      <text:p text:style-name="P248">Toast.makeText</text:p>
      <text:p text:style-name="P249">}</text:p>
      <text:p text:style-name="P250"/>
      <text:p text:style-name="P251">* Para ver videos utilizar el reproductor ExoPlayer y no utilizar el nativo que está limitado.</text:p>
      <text:p text:style-name="P252"/>
      <text:p text:style-name="P253">SnackBar: Cuando hay un callback utilizar un SnackBar para poder<text:s/>disparar una acción, si no usar un</text:p>
      <text:p text:style-name="P254">Codigo</text:p>
      <text:p text:style-name="P255">SnackBar snackbar = SnackBar.make(coordinatorLayout, …);</text:p>
      <text:p text:style-name="P256"/>
      <text:p text:style-name="P257">OnClick() {</text:p>
      <text:p text:style-name="P258">SnackBar snackbar1 = SnackBar.make(coordinatorLayout, …)</text:p>
      <text:p text:style-name="P259">Snackbar1.show();</text:p>
      <text:p text:style-name="P260">};</text:p>
      <text:p text:style-name="P261"/>
      <text:p text:style-name="P262">* Ver: Android Arsenal</text:p>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09-29T23:43:00Z</dc:date>
    <meta:template xlink:href="Normal.dotm" xlink:type="simple"/>
    <meta:editing-cycles>21</meta:editing-cycles>
    <meta:editing-duration>PT451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2" meta:word-count="1753" meta:character-count="11378" meta:row-count="80" meta:non-whitespace-character-count="9647"/>
  </office:meta>
</office:document-meta>
</file>